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bd9" officeooo:paragraph-rsid="00177bd9"/>
    </style:style>
    <style:style style:name="P2" style:family="paragraph" style:parent-style-name="Standard">
      <style:text-properties fo:font-weight="bold" officeooo:rsid="00177bd9" officeooo:paragraph-rsid="00177bd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sections were added to the manuscript per instructions:</text:p>
      <text:p text:style-name="P1"/>
      <text:p text:style-name="P2">Declarations</text:p>
      <text:p text:style-name="Standard"><text:tab/>Ethics approval and consent to participate<text:line-break/><text:tab/>Consent for publication<text:line-break/><text:tab/>Availability of data and materials<text:line-break/><text:tab/>Competing interests<text:line-break/><text:tab/>Funding<text:line-break/><text:tab/>Authors' contributions<text:line-break/><text:tab/>Acknowledgements<text:line-break/></text:p>
      <text:p text:style-name="P1">Please let me know if any further adjustments are required.</text:p>
      <text:p text:style-name="P1"/>
      <text:p text:style-name="P1">Thanks</text:p>
      <text:p text:style-name="P1">Kevin K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6:20:56.791000000</meta:creation-date>
    <dc:date>2024-12-17T16:23:46.130000000</dc:date>
    <meta:editing-duration>PT2M49S</meta:editing-duration>
    <meta:editing-cycles>1</meta:editing-cycles>
    <meta:document-statistic meta:table-count="0" meta:image-count="0" meta:object-count="0" meta:page-count="1" meta:paragraph-count="6" meta:word-count="44" meta:character-count="331" meta:non-whitespace-character-count="285"/>
    <meta:generator>LibreOffice/24.8.3.2$Windows_X86_64 LibreOffice_project/48a6bac9e7e268aeb4c3483fcf825c94556d9f92</meta:generator>
  </office:meta>
</office:document-meta>
</file>